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top="0cm" fo:margin-bottom="0cm" style:contextual-spacing="false" fo:text-align="start" style:justify-single-word="false" fo:orphans="2" fo:widows="2" fo:background-color="#f8f9fa"/>
    </style:style>
    <style:style style:name="P2" style:family="paragraph" style:parent-style-name="Standard">
      <style:text-properties officeooo:rsid="0016a3dd" officeooo:paragraph-rsid="0016a3dd"/>
    </style:style>
    <style:style style:name="P3" style:family="paragraph" style:parent-style-name="Standard">
      <style:text-properties officeooo:paragraph-rsid="0016a3dd"/>
    </style:style>
    <style:style style:name="P4" style:family="paragraph" style:parent-style-name="Standard" style:list-style-name="L3">
      <style:text-properties officeooo:paragraph-rsid="0016a3dd"/>
    </style:style>
    <style:style style:name="P5" style:family="paragraph" style:parent-style-name="Standard" style:list-style-name="L4">
      <style:text-properties officeooo:paragraph-rsid="0016a3dd"/>
    </style:style>
    <style:style style:name="P6" style:family="paragraph" style:parent-style-name="Standard" style:list-style-name="L6">
      <style:text-properties officeooo:paragraph-rsid="0016a3dd"/>
    </style:style>
    <style:style style:name="P7" style:family="paragraph" style:parent-style-name="Standard" style:list-style-name="L8">
      <style:text-properties officeooo:paragraph-rsid="0016a3dd"/>
    </style:style>
    <style:style style:name="P8" style:family="paragraph" style:parent-style-name="Standard">
      <style:text-properties fo:font-weight="bold" officeooo:rsid="0016a3dd" officeooo:paragraph-rsid="0016a3dd" style:font-weight-asian="bold" style:font-weight-complex="bold"/>
    </style:style>
    <style:style style:name="T1" style:family="text">
      <style:text-properties officeooo:rsid="0016a3dd"/>
    </style:style>
    <style:style style:name="T2" style:family="text">
      <style:text-properties fo:font-variant="normal" fo:text-transform="none" fo:color="#222222" loext:opacity="100%" style:font-name="SFMono-Regular" fo:font-size="10.5pt" fo:letter-spacing="normal" fo:font-style="normal" fo:font-weight="normal"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3dd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1cm" fo:text-indent="-0.635cm" fo:margin-left="1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45cm" fo:text-indent="-0.635cm" fo:margin-left="2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8cm" fo:text-indent="-0.635cm" fo:margin-left="3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15cm" fo:text-indent="-0.635cm" fo:margin-left="3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5cm" fo:text-indent="-0.635cm" fo:margin-left="4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85cm" fo:text-indent="-0.635cm" fo:margin-left="4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2cm" fo:text-indent="-0.635cm" fo:margin-left="5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55cm" fo:text-indent="-0.635cm" fo:margin-left="6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9cm" fo:text-indent="-0.635cm" fo:margin-left="6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25cm" fo:text-indent="-0.635cm" fo:margin-left="7.52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1cm" fo:text-indent="-0.635cm" fo:margin-left="1.8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445cm" fo:text-indent="-0.635cm" fo:margin-left="2.44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8cm" fo:text-indent="-0.635cm" fo:margin-left="3.0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715cm" fo:text-indent="-0.635cm" fo:margin-left="3.71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5cm" fo:text-indent="-0.635cm" fo:margin-left="4.3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85cm" fo:text-indent="-0.635cm" fo:margin-left="4.98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62cm" fo:text-indent="-0.635cm" fo:margin-left="5.6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55cm" fo:text-indent="-0.635cm" fo:margin-left="6.25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9cm" fo:text-indent="-0.635cm" fo:margin-left="6.8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525cm" fo:text-indent="-0.635cm" fo:margin-left="7.52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pec:</text:p>
      <text:p text:style-name="P2">- <text:span text:style-name="T5">concurrencyPolicy</text:span> <text:s text:c="3"/>&lt;string&gt;</text:p>
      <text:p text:style-name="P2"><text:s text:c="5"/>Specifies how to treat concurrent executions of a Job. Valid values are: -</text:p>
      <text:list xml:id="list1193086821" text:style-name="L4">
        <text:list-item>
          <text:p text:style-name="P5"><text:span text:style-name="T1">"Allow" (default): allows CronJobs to run concurrently; - "Forbid": forbids</text:span></text:p>
        </text:list-item>
      </text:list>
      <text:p text:style-name="P2"><text:s text:c="5"/>concurrent runs, skipping next run if previous run hasn't finished yet; -</text:p>
      <text:list xml:id="list2554309555" text:style-name="L3">
        <text:list-item>
          <text:p text:style-name="P4"><text:span text:style-name="T1">"Replace": cancels currently running job and replaces it with a new one</text:span></text:p>
        </text:list-item>
      </text:list>
      <text:p text:style-name="P2"/>
      <text:p text:style-name="P2">- <text:span text:style-name="T5">failedJobsHistoryLimit</text:span> <text:s text:c="6"/>&lt;integer&gt;</text:p>
      <text:p text:style-name="P2"><text:s text:c="5"/>The number of failed finished jobs to retain. Value must be non-negative</text:p>
      <text:p text:style-name="P2"><text:s text:c="5"/>integer. Defaults to 1.</text:p>
      <text:p text:style-name="P2"/>
      <text:p text:style-name="P2">- <text:span text:style-name="T5">schedule</text:span> <text:s text:c="4"/>&lt;string&gt; -required-</text:p>
      <text:p text:style-name="P2"><text:s text:c="5"/>The schedule in Cron format,</text:p>
      <text:p text:style-name="P3"><text:span text:style-name="Source_20_Text"><text:span text:style-name="T2"># ┌───────────── minute (0 - 59)</text:span></text:span></text:p>
      <text:p text:style-name="P1"><text:span text:style-name="Source_20_Text"><text:span text:style-name="T2"># │ ┌───────────── hour (0 - 23)</text:span></text:span></text:p>
      <text:p text:style-name="P1"><text:span text:style-name="Source_20_Text"><text:span text:style-name="T2"># │ │ ┌───────────── day of the month (1 - 31)</text:span></text:span></text:p>
      <text:p text:style-name="P1"><text:span text:style-name="Source_20_Text"><text:span text:style-name="T2"># │ │ │ ┌───────────── month (1 - 12)</text:span></text:span></text:p>
      <text:p text:style-name="P1"><text:span text:style-name="Source_20_Text"><text:span text:style-name="T2"># │ │ │ │ ┌───────────── day of the week (0 - 6) (Sunday to Saturday;</text:span></text:span></text:p>
      <text:p text:style-name="P1"><text:span text:style-name="Source_20_Text"><text:span text:style-name="T2"># │ │ │ │ │ <text:s text:c="34"/>7 is also Sunday on some systems)</text:span></text:span></text:p>
      <text:p text:style-name="P1"><text:span text:style-name="Source_20_Text"><text:span text:style-name="T2"># │ │ │ │ │ <text:s text:c="34"/>OR sun, mon, tue, wed, thu, fri, sat</text:span></text:span></text:p>
      <text:p text:style-name="P1"><text:span text:style-name="Source_20_Text"><text:span text:style-name="T2"># │ │ │ │ │</text:span></text:span></text:p>
      <text:p text:style-name="P1"><text:span text:style-name="Source_20_Text"><text:span text:style-name="T2"># * * * * *</text:span></text:span></text:p>
      <text:p text:style-name="P2"/>
      <text:p text:style-name="P2">- <text:span text:style-name="T5">startingDeadlineSeconds</text:span> <text:s text:c="5"/>&lt;integer&gt;</text:p>
      <text:p text:style-name="P2"><text:s text:c="5"/>Optional deadline in seconds for starting the job if it misses scheduled</text:p>
      <text:p text:style-name="P2"><text:s text:c="5"/>time for any reason. Missed jobs executions will be counted as failed ones.</text:p>
      <text:p text:style-name="P2"/>
      <text:p text:style-name="P2">- <text:span text:style-name="T5">successfulJobsHistoryLimit</text:span> <text:s text:c="2"/>&lt;integer&gt;</text:p>
      <text:p text:style-name="P2"><text:s text:c="5"/>The number of successful finished jobs to retain. Value must be</text:p>
      <text:p text:style-name="P2"><text:s text:c="5"/>non-negative integer. Defaults to 3.</text:p>
      <text:p text:style-name="P2"/>
      <text:p text:style-name="P2">- <text:span text:style-name="T5">suspend</text:span> <text:s text:c="5"/>&lt;boolean&gt;</text:p>
      <text:p text:style-name="P2"><text:s text:c="5"/>This flag tells the controller to suspend subsequent executions, it does</text:p>
      <text:p text:style-name="P2"><text:s text:c="5"/>not apply to already started executions. Defaults to false.</text:p>
      <text:p text:style-name="P2"/>
      <text:p text:style-name="P2">- <text:span text:style-name="T5">jobTemplate</text:span> <text:s/>&lt;Object&gt; -required-</text:p>
      <text:p text:style-name="P2"><text:s text:c="5"/>Specifies the job that will be created when executing a CronJob.</text:p>
      <text:list xml:id="list1143435602" text:style-name="L6">
        <text:list-item>
          <text:p text:style-name="P6"><text:span text:style-name="T4">metadata</text:span><text:span text:style-name="T1"> <text:s text:c="4"/>&lt;Object&gt;</text:span></text:p>
        </text:list-item>
      </text:list>
      <text:p text:style-name="P2"><text:s text:c="5"/>Standard object's metadata of the jobs created from this template. </text:p>
      <text:p text:style-name="P2"/>
      <text:list xml:id="list2651110977" text:style-name="L8">
        <text:list-item>
          <text:p text:style-name="P7"><text:span text:style-name="T4">spec</text:span><text:span text:style-name="T1"> &lt;Object&gt;</text:span></text:p>
        </text:list-item>
      </text:list>
      <text:p text:style-name="P2"><text:s text:c="5"/>Specification of the desired behavior of the job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4:26:30.604414582</meta:creation-date>
    <dc:date>2022-05-04T14:35:10.902857063</dc:date>
    <meta:editing-duration>PT8M40S</meta:editing-duration>
    <meta:editing-cycles>1</meta:editing-cycles>
    <meta:document-statistic meta:table-count="0" meta:image-count="0" meta:object-count="0" meta:page-count="1" meta:paragraph-count="35" meta:word-count="278" meta:character-count="1729" meta:non-whitespace-character-count="1320"/>
    <meta:generator>LibreOffice/7.3.2.2$Linux_X86_64 LibreOffice_project/30$Build-2</meta:generator>
  </office:meta>
</office:document-meta>
</file>